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6cm" fo:margin-left="-0.016cm" fo:margin-right="0.055cm" table:align="margins"/>
    </style:style>
    <style:style style:name="Table2.A" style:family="table-column">
      <style:table-column-properties style:column-width="1.482cm" style:rel-column-width="5725*"/>
    </style:style>
    <style:style style:name="Table2.B" style:family="table-column">
      <style:table-column-properties style:column-width="2.223cm" style:rel-column-width="8588*"/>
    </style:style>
    <style:style style:name="Table2.C" style:family="table-column">
      <style:table-column-properties style:column-width="11.456cm" style:rel-column-width="44269*"/>
    </style:style>
    <style:style style:name="Table2.D" style:family="table-column">
      <style:table-column-properties style:column-width="1.799cm" style:rel-column-width="695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282cm" style:line-height-at-least="0.457cm" fo:text-align="center" style:justify-single-word="false" style:text-autospace="none"/>
      <style:text-properties style:font-name="Calibri" fo:font-size="18pt" fo:language="zxx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P2" style:family="paragraph" style:parent-style-name="Standard">
      <style:paragraph-properties fo:margin-top="0cm" fo:margin-bottom="0.282cm" style:line-height-at-least="0.457cm" fo:text-align="start" style:justify-single-word="false" style:text-autospace="none"/>
      <style:text-properties style:font-name="Calibri" fo:font-size="16pt" fo:language="zxx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3" style:family="paragraph" style:parent-style-name="Standard">
      <style:paragraph-properties fo:margin-left="1.245cm" fo:margin-right="0cm" fo:margin-top="0cm" fo:margin-bottom="0.282cm" style:line-height-at-least="0.457cm" fo:text-indent="0cm" style:auto-text-indent="false" style:text-autospace="non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4" style:family="paragraph" style:parent-style-name="Standard">
      <style:paragraph-properties fo:margin-left="1.245cm" fo:margin-right="0cm" fo:margin-top="0cm" fo:margin-bottom="0.282cm" style:line-height-at-least="0.457cm" fo:text-indent="0cm" style:auto-text-indent="false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style:font-name-asian="Calibri" style:font-size-asian="10pt" style:font-name-complex="Calibri" style:font-size-complex="10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Version</text:p>
          </table:table-cell>
          <table:table-cell table:style-name="Table2.A1" office:value-type="string">
            <text:p text:style-name="P5">Datum</text:p>
          </table:table-cell>
          <table:table-cell table:style-name="Table2.A1" office:value-type="string">
            <text:p text:style-name="P2">Första analys av användningsfall (Use-Cases)</text:p>
          </table:table-cell>
          <table:table-cell table:style-name="Table2.D1" office:value-type="string">
            <text:p text:style-name="P5">Författare</text:p>
          </table:table-cell>
        </table:table-row>
        <table:table-row>
          <table:table-cell table:style-name="Table2.A2" office:value-type="string">
            <text:p text:style-name="P6">1.2</text:p>
          </table:table-cell>
          <table:table-cell table:style-name="Table2.A2" office:value-type="string">
            <text:p text:style-name="P6">2014-07-12</text:p>
          </table:table-cell>
          <table:table-cell table:style-name="Table2.C2" office:value-type="string">
            <text:p text:style-name="P7">Första release</text:p>
          </table:table-cell>
          <table:table-cell table:style-name="Table2.D2" office:value-type="string">
            <text:p text:style-name="P6">dt222cc</text:p>
          </table:table-cell>
        </table:table-row>
      </table:table>
      <text:p text:style-name="P1"><text:line-break/>Sammanställning</text:p>
      <text:p text:style-name="P3">1<text:tab/>Registrera lag<text:line-break/><text:tab/><text:span text:style-name="T1">Aktör: Lagledare (utvald representativ)</text:span></text:p>
      <text:p text:style-name="P4">2<text:tab/>Registrera tävlande<text:line-break/><text:tab/><text:span text:style-name="T1">Aktör: Tävlande</text:span></text:p>
      <text:p text:style-name="P4">3<text:tab/>Anmäla sig till träff<text:span text:style-name="T1"><text:line-break/><text:tab/>Aktör: Lagledare (utvald representativ)</text:span></text:p>
      <text:p text:style-name="P4">4<text:tab/>Registrera poäng<text:span text:style-name="T1"><text:line-break/><text:tab/>Aktör: Domare, sekreterare</text:span></text:p>
      <text:p text:style-name="P4">5<text:tab/>Registrera och avregistrera träff<text:line-break/><text:tab/><text:span text:style-name="T1">Aktör: Administratör </text:span></text:p>
      <text:p text:style-name="P4">6<text:tab/>Registrera och avregistrera deltävling<text:span text:style-name="T1"><text:line-break/><text:tab/>Aktör: Administratör</text:span></text:p>
      <text:p text:style-name="P4">7<text:tab/>Registrera och avregistrera grenar<text:span text:style-name="T1"><text:line-break/><text:tab/>Aktör: Administratör</text:span></text:p>
      <text:p text:style-name="P4">8<text:tab/>Skapa schema<text:span text:style-name="T1"><text:line-break/><text:tab/>Aktör: Administratör</text:span></text:p>
      <text:p text:style-name="P4">9<text:tab/>Publicera säsongsresultat<text:span text:style-name="T1"><text:line-break/><text:tab/>Aktör: Administratör</text:span></text:p>
      <text:p text:style-name="P4">10<text:tab/>Kontrollera domare<text:span text:style-name="T1"><text:line-break/><text:tab/>Aktör: Personal</text:span></text:p>
      <text:p text:style-name="P4">11<text:tab/>Se poäng<text:span text:style-name="T1"><text:line-break/><text:tab/>Aktör: Person</text:span></text:p>
      <text:p text:style-name="P4">12<text:tab/>Se schema<text:span text:style-name="T1"><text:line-break/><text:tab/>Aktör: Person</text:span></text:p>
      <text:p text:style-name="P4">13<text:tab/>Se anmälda lag och gymnaster<text:span text:style-name="T1"><text:line-break/><text:tab/>Aktör: Person</text:span></text:p>
      <text:p text:style-name="P4">14<text:tab/>Se säsongsresultat<text:span text:style-name="T1"><text:line-break/><text:tab/>Aktör: Per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5M4S</meta:editing-duration>
    <meta:editing-cycles>25</meta:editing-cycles>
    <meta:generator>OpenOffice/4.1.1$Win32 OpenOffice.org_project/411m6$Build-9775</meta:generator>
    <dc:date>2014-12-07T20:10:04.77</dc:date>
    <dc:creator>Sing Trinh</dc:creator>
    <meta:document-statistic meta:table-count="1" meta:image-count="0" meta:object-count="0" meta:page-count="1" meta:paragraph-count="23" meta:word-count="100" meta:character-count="757"/>
    <meta:user-defined meta:name="Info 1"/>
    <meta:user-defined meta:name="Info 2"/>
    <meta:user-defined meta:name="Info 3"/>
    <meta:user-defined meta:name="Info 4"/>
  </office:meta>
</office:document-meta>
</file>